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fo:text-align="center" style:justify-single-word="false"/>
      <style:text-properties style:text-underline-style="solid" style:text-underline-width="auto" style:text-underline-color="font-color"/>
    </style:style>
    <style:style style:name="P2" style:family="paragraph" style:parent-style-name="Standard">
      <style:paragraph-properties fo:line-height="200%" fo:text-align="start" style:justify-single-word="false"/>
      <style:text-properties style:text-underline-style="none"/>
    </style:style>
    <style:style style:name="P3" style:family="paragraph" style:parent-style-name="Standard">
      <style:paragraph-properties fo:line-height="200%" fo:text-align="start" style:justify-single-word="false"/>
      <style:text-properties style:text-underline-style="none"/>
    </style:style>
    <style:style style:name="P4" style:family="paragraph" style:parent-style-name="Standard">
      <style:paragraph-properties fo:line-height="200%" fo:text-align="start" style:justify-single-word="false"/>
      <style:text-properties style:text-underline-style="solid" style:text-underline-width="auto" style:text-underline-color="font-color"/>
    </style:style>
    <style:style style:name="P5" style:family="paragraph" style:parent-style-name="Standard">
      <style:paragraph-properties fo:line-height="200%" fo:text-align="start" style:justify-single-word="false"/>
      <style:text-properties fo:font-size="11pt" style:text-underline-style="none" style:font-size-asian="11pt" style:font-size-complex="11pt"/>
    </style:style>
    <style:style style:name="P6" style:family="paragraph" style:parent-style-name="Standard">
      <style:paragraph-properties fo:line-height="200%" fo:text-align="start" style:justify-single-word="false"/>
      <style:text-properties fo:font-size="12pt" style:text-underline-style="none" style:font-size-asian="10.5pt" style:font-size-complex="12pt"/>
    </style:style>
    <style:style style:name="T1" style:family="text">
      <style:text-properties fo:font-size="11pt" style:font-size-asian="11pt" style:font-size-complex="11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C 207 JSON Parser Writeup</text:p>
      <text:p text:style-name="P2"/>
      <text:p text:style-name="P2"><text:tab/>For our licensing, we decided that we wanted to use GPL version 2. <text:s/>The main reason we were drawn to the GPL family of licenses was the open source aspect of them- we believe that people should be able to access the source of our code, and that those who modify our code should provide the same service to the public. <text:s/>We liked that the GPL also doesn't allow sublicensing, meaning that later on down the line, nobody can redistribute a modified version of our code under a different license. <text:s text:c="2"/>We didn't want this to happen, as this different license may have not been open source, which we would have found disappointing. <text:s/>These reasons were our main ones for picking GPL, but we also liked some of the smaller features, such as the requirement to state changes made to the code, the wide variety of options people had with our code, and the lack of liability on ourselves for what happens when our code is unleashed upon the Internet. <text:s/>Although we briefly considered GPL v3, we decided that GPL v2 was significantly shorter and more to-the-point, with most of the additions in GPL v3 being unrelated to our relatively simple program.</text:p>
      <text:p text:style-name="P2"/>
      <text:p text:style-name="P4">SOURCES:</text:p>
      <text:p text:style-name="P2">Explanation of GPL v3 vs. GPL v2:</text:p>
      <text:p text:style-name="P2"><text:a xlink:type="simple" xlink:href="http://stackoverflow.com/questions/41460/what-are-the-differences-between-gpl-v2-and-gpl-v3-licenses"><text:span text:style-name="T1">http://stackoverflow.com/questions/41460/what-are-the-differences-between-gpl-v2-and-gpl-v3-licenses</text:span></text:a></text:p>
      <text:p text:style-name="P2"><text:a xlink:type="simple" xlink:href="http://www.groklaw.net/article.php?story=20060118155841115"><text:span text:style-name="T1">http://www.groklaw.net/article.php?story=20060118155841115</text:span></text:a></text:p>
      <text:p text:style-name="P6">To figure out the basics of each license:</text:p>
      <text:p text:style-name="P5"><text:a xlink:type="simple" xlink:href="http://choosealicense.com/licenses/">http://choosealicense.com/licenses/</text:a></text:p>
      <text:p text:style-name="P5"/>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van Bruns</meta:initial-creator>
    <meta:creation-date>2014-04-21T17:02:09</meta:creation-date>
    <dc:date>2014-04-21T17:14:43</dc:date>
    <dc:creator>Evan Bruns</dc:creator>
    <meta:editing-duration>P0D</meta:editing-duration>
    <meta:editing-cycles>2</meta:editing-cycles>
    <meta:generator>LibreOffice/3.5$Linux_X86_64 LibreOffice_project/350m1$Build-2</meta:generator>
    <meta:document-statistic meta:table-count="0" meta:image-count="0" meta:object-count="0" meta:page-count="1" meta:paragraph-count="8" meta:word-count="225" meta:character-count="1439" meta:non-whitespace-character-count="1215"/>
  </office:meta>
</office:document-meta>
</file>